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ISA AQUINO, YESIC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ANTI CHOQUE, ALEX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82177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AMARRA CLAYSEN, WIMBE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397832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Flores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6</text:p>
          </table:table-cell>
          <table:table-cell table:style-name="Tableau1.D2" office:value-type="string">
            <text:p text:style-name="P13">60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0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0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20:10:4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